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8fabb" officeooo:paragraph-rsid="0018fabb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The programming languages where the type is checked at compile time are called</text:p>
      <text:p text:style-name="P1">statically typed languages while the programming languages where the type is</text:p>
      <text:p text:style-name="P1">checked at runtime are called dynamically typed programming languages.</text:p>
      <text:p text:style-name="P1">If a programming language is strict regarding the specifications of data types they are</text:p>
      <text:p text:style-name="P1">called strongly typed programming languages while if a programming language</text:p>
      <text:p text:style-name="P1">doesn’t demand much regarding the specifications of the data types they are called</text:p>
      <text:p text:style-name="P1">loosely typed languages.</text:p>
      <text:p text:style-name="P1">Java can be considered as both statically typed and dynamically typed languages</text:p>
      <text:p text:style-name="P1">because the type is checked during both compile time and run time. And java is strict</text:p>
      <text:p text:style-name="P1">regarding the data type therefore it is a strongly typed programming language.</text:p>
      <text:p text:style-name="P1"/>
      <text:p text:style-name="P2">2.</text:p>
      <text:p text:style-name="P2">Case sensitive programming languages are the languages where upper case and lower</text:p>
      <text:p text:style-name="P2">case letters are treated as distinct when using variables , functions and other</text:p>
      <text:p text:style-name="P2">identifiers. In case insensitive programming languages upper and lower cases are</text:p>
      <text:p text:style-name="P2">treated equivalently. In case sensitive – insensitive programming languages some</text:p>
      <text:p text:style-name="P2">identifiers may treat upper case and lower case as distinct and some identifiers may</text:p>
      <text:p text:style-name="P2">be case insensitive.</text:p>
      <text:p text:style-name="P2">Java is a case sensitive languag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22:17:38.585500708</meta:creation-date>
    <meta:generator>LibreOffice/7.3.7.2$Linux_X86_64 LibreOffice_project/30$Build-2</meta:generator>
    <dc:date>2023-08-04T22:22:54.610846372</dc:date>
    <meta:editing-duration>PT5M16S</meta:editing-duration>
    <meta:editing-cycles>2</meta:editing-cycles>
    <meta:document-statistic meta:table-count="0" meta:image-count="0" meta:object-count="0" meta:page-count="1" meta:paragraph-count="19" meta:word-count="183" meta:character-count="1196" meta:non-whitespace-character-count="1031"/>
  </office:meta>
</office:document-meta>
</file>